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paragraph-rsid="00184add"/>
    </style:style>
    <style:style style:name="P2" style:family="paragraph" style:parent-style-name="Standard">
      <style:text-properties officeooo:rsid="00184add" officeooo:paragraph-rsid="00184add"/>
    </style:style>
    <style:style style:name="P3" style:family="paragraph" style:parent-style-name="Standard">
      <style:text-properties style:text-underline-style="none" fo:font-weight="normal" officeooo:rsid="00256a14" officeooo:paragraph-rsid="00256a14" style:font-weight-asian="normal" style:font-weight-complex="normal"/>
    </style:style>
    <style:style style:name="P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</style:style>
    <style:style style:name="P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1982ec"/>
    </style:style>
    <style:style style:name="P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84add" officeooo:paragraph-rsid="001982ec"/>
    </style:style>
    <style:style style:name="P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text-underline-style="solid" style:text-underline-width="auto" style:text-underline-color="font-color" fo:font-weight="bold" officeooo:paragraph-rsid="001c2f45" style:font-weight-asian="bold"/>
    </style:style>
    <style:style style:name="P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text-underline-style="solid" style:text-underline-width="auto" style:text-underline-color="font-color" fo:font-weight="bold" officeooo:rsid="00256a14" officeooo:paragraph-rsid="00256a14" style:font-weight-asian="bold" style:font-weight-complex="bold"/>
    </style:style>
    <style:style style:name="P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d9648" officeooo:paragraph-rsid="001d9648"/>
    </style:style>
    <style:style style:name="P1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56a14" officeooo:paragraph-rsid="00256a14"/>
    </style:style>
    <style:style style:name="P1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text-underline-style="none" fo:font-weight="normal" officeooo:rsid="00256a14" officeooo:paragraph-rsid="00256a14" style:font-weight-asian="normal" style:font-weight-complex="normal"/>
    </style:style>
    <style:style style:name="P12" style:family="paragraph" style:parent-style-name="Standard" style:master-page-name="Standard">
      <style:paragraph-properties style:page-number="auto" fo:padding-left="0in" fo:padding-right="0in" fo:padding-top="0in" fo:padding-bottom="0.0291in" fo:border-left="none" fo:border-right="none" fo:border-top="none" fo:border-bottom="0.06pt solid #000000" style:join-border="false"/>
      <style:text-properties officeooo:rsid="001982ec" officeooo:paragraph-rsid="001982ec"/>
    </style:style>
    <style:style style:name="P13" style:family="paragraph" style:parent-style-name="Standard">
      <style:paragraph-properties fo:break-before="page" fo:padding-left="0in" fo:padding-right="0in" fo:padding-top="0in" fo:padding-bottom="0.0291in" fo:border-left="none" fo:border-right="none" fo:border-top="none" fo:border-bottom="0.06pt solid #000000" style:join-border="false"/>
      <style:text-properties style:text-underline-style="none" fo:font-weight="normal" officeooo:rsid="00256a14" officeooo:paragraph-rsid="00256a14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256a14" officeooo:paragraph-rsid="001c2f45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256a14" officeooo:paragraph-rsid="00256a14" style:font-weight-asian="normal" style:font-weight-complex="normal"/>
    </style:style>
    <style:style style:name="P16" style:family="paragraph" style:parent-style-name="Standard">
      <style:text-properties officeooo:rsid="001d9648" officeooo:paragraph-rsid="001d9648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2a2c1b" style:font-weight-asian="bold" style:font-weight-complex="bold"/>
    </style:style>
    <style:style style:name="T5" style:family="text">
      <style:text-properties officeooo:rsid="0004d857"/>
    </style:style>
    <style:style style:name="T6" style:family="text">
      <style:text-properties officeooo:rsid="0024105a"/>
    </style:style>
    <style:style style:name="T7" style:family="text">
      <style:text-properties officeooo:rsid="00154b08"/>
    </style:style>
    <style:style style:name="T8" style:family="text">
      <style:text-properties officeooo:rsid="002a2c1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Standard">[<text:span text:style-name="T5">Blaine Mason</text:span>] <text:s text:c="4"/></text:p>
      <text:p text:style-name="P4">COSC <text:span text:style-name="T5">320</text:span> --- [<text:span text:style-name="T5">001</text:span>]<text:tab/><text:tab/>[<text:span text:style-name="T5">Lab09</text:span>]<text:tab/><text:tab/>[<text:span text:style-name="T8">12 April 2020 </text:span>]</text:p>
      <text:p text:style-name="P4"/>
      <text:p text:style-name="P1"><text:span text:style-name="T1">Lab report</text:span>: <text:s/><text:span text:style-name="T8">Thankfully the logic of graphs was helpful from discrete math so I did not have a tough time understanding the report. <text:s/>It took me a bit to realize the return value of neighbors was a set, but after that I understood how to perform the output of the neighbors. <text:s/>Overall it took me around 2 hours after I got the file dependencies sorted out.</text:span></text:p>
      <text:p text:style-name="P2"><text:s/>===============================================================</text:p>
      <text:p text:style-name="P5"><text:span text:style-name="T2">Pre-lab</text:span>: <text:s/><text:span text:style-name="T6">I read and understood d_graph.h, and created the graphA.dat from the formatted sample file.</text:span></text:p>
      <text:p text:style-name="P6"><text:line-break/></text:p>
      <text:p text:style-name="P7">Lab <text:span text:style-name="T8">9: Lab_09.cpp</text:span></text:p>
      <text:p text:style-name="P14">#include &lt;iostream&gt;</text:p>
      <text:p text:style-name="P14">#include "d_graph.h"</text:p>
      <text:p text:style-name="P14">#include "d_util.h"</text:p>
      <text:p text:style-name="P14">#include &lt;fstream&gt;</text:p>
      <text:p text:style-name="P14">#include &lt;string&gt;</text:p>
      <text:p text:style-name="P14">#include &lt;set&gt;</text:p>
      <text:p text:style-name="P14"/>
      <text:p text:style-name="P14">int main(){</text:p>
      <text:p text:style-name="P14"><text:s text:c="4"/>//Create a graph</text:p>
      <text:p text:style-name="P14"><text:s text:c="4"/>graph&lt;char&gt; A;</text:p>
      <text:p text:style-name="P14"><text:s text:c="4"/>//hold the values of verts and edges</text:p>
      <text:p text:style-name="P14"><text:s text:c="4"/>int vert, edge;</text:p>
      <text:p text:style-name="P14"><text:s text:c="4"/>//start an input stream named graph</text:p>
      <text:p text:style-name="P14"><text:s text:c="4"/>ifstream graph;</text:p>
      <text:p text:style-name="P14"/>
      <text:p text:style-name="P14"><text:s text:c="4"/>//open the data file</text:p>
      <text:p text:style-name="P14"><text:s text:c="4"/>graph.open("graphA.dat");</text:p>
      <text:p text:style-name="P14"/>
      <text:p text:style-name="P14"><text:s text:c="4"/>//build the graph;</text:p>
      <text:p text:style-name="P14"><text:s text:c="4"/>graph &gt;&gt; vert;</text:p>
      <text:p text:style-name="P14"><text:s text:c="4"/>for(int i = 0; i &lt; vert; i++){</text:p>
      <text:p text:style-name="P14"><text:s text:c="8"/>char temp;</text:p>
      <text:p text:style-name="P14"><text:s text:c="8"/>graph &gt;&gt; temp;</text:p>
      <text:p text:style-name="P14"/>
      <text:p text:style-name="P14"><text:s text:c="8"/>A.insertVertex(temp);</text:p>
      <text:p text:style-name="P14"><text:s text:c="4"/>}</text:p>
      <text:p text:style-name="P14"><text:s text:c="4"/>graph &gt;&gt; edge;</text:p>
      <text:p text:style-name="P14"><text:s text:c="4"/>for(int i = 0; i &lt; edge; i++){</text:p>
      <text:p text:style-name="P14"><text:s text:c="8"/>char one, two;</text:p>
      <text:p text:style-name="P14"><text:s text:c="8"/>int w;</text:p>
      <text:p text:style-name="P14"><text:s text:c="8"/>graph &gt;&gt; one &gt;&gt; two &gt;&gt; w;</text:p>
      <text:p text:style-name="P14"><text:s text:c="8"/>A.insertEdge(one, two, w);</text:p>
      <text:p text:style-name="P14"><text:soft-page-break/><text:s text:c="4"/>}</text:p>
      <text:p text:style-name="P14"/>
      <text:p text:style-name="P14"><text:s text:c="4"/>//insert edges and vertex</text:p>
      <text:p text:style-name="P14"><text:s text:c="4"/>A.insertEdge('F', 'D', 1);</text:p>
      <text:p text:style-name="P14"><text:s text:c="4"/>A.eraseVertex('B');</text:p>
      <text:p text:style-name="P14"><text:s text:c="4"/>A.eraseEdge('A', 'D');</text:p>
      <text:p text:style-name="P14"/>
      <text:p text:style-name="P14"><text:s text:c="4"/>//take a vertex from the user</text:p>
      <text:p text:style-name="P14"><text:s text:c="4"/>char usr;</text:p>
      <text:p text:style-name="P14"><text:s text:c="4"/>std::cout &lt;&lt; "Insert a Vertex: " &lt;&lt; std::endl;</text:p>
      <text:p text:style-name="P14"><text:s text:c="4"/>std::cin &gt;&gt; usr;</text:p>
      <text:p text:style-name="P14"/>
      <text:p text:style-name="P14"><text:s text:c="4"/>//create a set to hold the neighbors</text:p>
      <text:p text:style-name="P14"><text:s text:c="4"/>set&lt;char&gt; aVert;</text:p>
      <text:p text:style-name="P14"/>
      <text:p text:style-name="P14"><text:s text:c="4"/>aVert = A.getNeighbors(usr);</text:p>
      <text:p text:style-name="P14"/>
      <text:p text:style-name="P14"><text:s text:c="4"/>//Go through the set</text:p>
      <text:p text:style-name="P14"><text:s text:c="4"/>set&lt;char&gt;::iterator it = aVert.begin();</text:p>
      <text:p text:style-name="P14"><text:s text:c="4"/>std::cout &lt;&lt; "Neighbors of " &lt;&lt; usr &lt;&lt; ": ";</text:p>
      <text:p text:style-name="P14"><text:s text:c="4"/>while(it != aVert.end()){</text:p>
      <text:p text:style-name="P14"><text:s text:c="8"/>std::cout &lt;&lt; *it &lt;&lt; " ";</text:p>
      <text:p text:style-name="P14"><text:s text:c="8"/>it++;</text:p>
      <text:p text:style-name="P14"><text:s text:c="4"/>}</text:p>
      <text:p text:style-name="P14"><text:s text:c="4"/>std::cout &lt;&lt; std::endl;</text:p>
      <text:p text:style-name="P14"/>
      <text:p text:style-name="P14"><text:s text:c="4"/>//insert edges and vertex G</text:p>
      <text:p text:style-name="P14"><text:s text:c="4"/>A.insertVertex('G');</text:p>
      <text:p text:style-name="P14"/>
      <text:p text:style-name="P14"><text:s text:c="4"/>A.insertEdge('G', 'C', 1);</text:p>
      <text:p text:style-name="P14"><text:s text:c="4"/>A.insertEdge('G', 'F', 1);</text:p>
      <text:p text:style-name="P14"><text:s text:c="4"/>A.insertEdge('D', 'G', 1);</text:p>
      <text:p text:style-name="P14"><text:s text:c="4"/>//display graph</text:p>
      <text:p text:style-name="P14"><text:s text:c="4"/>std::cout &lt;&lt; A;</text:p>
      <text:p text:style-name="P14"/>
      <text:p text:style-name="P14"><text:s text:c="4"/>return 0;</text:p>
      <text:p text:style-name="P14">}</text:p>
      <text:p text:style-name="P13"/>
      <text:p text:style-name="P10"><text:span text:style-name="T3">Lab 0</text:span><text:span text:style-name="T4">9</text:span><text:span text:style-name="T3">: </text:span><text:span text:style-name="T4">graphA.dat</text:span><text:span text:style-name="T7">:</text:span></text:p>
      <text:p text:style-name="P16">6</text:p>
      <text:p text:style-name="P16">A B C D E F</text:p>
      <text:p text:style-name="P16">8</text:p>
      <text:p text:style-name="P16">A B 1</text:p>
      <text:p text:style-name="P16">B C 1</text:p>
      <text:p text:style-name="P16">C F 1</text:p>
      <text:p text:style-name="P16">C A 1</text:p>
      <text:p text:style-name="P16">A D 1</text:p>
      <text:p text:style-name="P16">D E 1</text:p>
      <text:p text:style-name="P16">E A 1</text:p>
      <text:p text:style-name="P16">F C 1</text:p>
      <text:p text:style-name="P9"><text:line-break/><text:line-break/></text:p>
      <text:p text:style-name="P8">Output:</text:p>
      <text:p text:style-name="P3">Insert a Vertex: </text:p>
      <text:p text:style-name="P3">F</text:p>
      <text:p text:style-name="P3">Neighbors of F: C D </text:p>
      <text:p text:style-name="P3">A: in-degree 2 <text:s/>out-degree 0</text:p>
      <text:p text:style-name="P3"><text:s text:c="4"/>Edges: </text:p>
      <text:p text:style-name="P3">G: in-degree 1 <text:s/>out-degree 2</text:p>
      <text:p text:style-name="P3"><text:s text:c="4"/>Edges: C (1) <text:s/>F (1) <text:s/></text:p>
      <text:p text:style-name="P3">C: in-degree 2 <text:s/>out-degree 2</text:p>
      <text:p text:style-name="P3"><text:s text:c="4"/>Edges: A (1) <text:s/>F (1) <text:s/></text:p>
      <text:p text:style-name="P3">D: in-degree 1 <text:s/>out-degree 2</text:p>
      <text:p text:style-name="P3"><text:s text:c="4"/>Edges: G (1) <text:s/>E (1) <text:s/></text:p>
      <text:p text:style-name="P3">E: in-degree 1 <text:s/>out-degree 1</text:p>
      <text:p text:style-name="P3"><text:s text:c="4"/>Edges: A (1) <text:s/></text:p>
      <text:p text:style-name="P3">F: in-degree 2 <text:s/>out-degree 2</text:p>
      <text:p text:style-name="P3"><text:s text:c="4"/>Edges: C (1) <text:s/>D (1) <text:s/></text:p>
      <text:p text:style-name="P11">…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[Student Name]     </dc:title>
    <meta:initial-creator>Information Technology</meta:initial-creator>
    <meta:creation-date>2006-09-26T14:08:00</meta:creation-date>
    <dc:date>2020-04-13T15:38:49.238888701</dc:date>
    <meta:editing-cycles>17</meta:editing-cycles>
    <meta:editing-duration>PT3H40M51S</meta:editing-duration>
    <meta:print-date>2020-02-11T09:22:54.020239066</meta:print-date>
    <meta:generator>LibreOffice/6.0.7.3$Linux_X86_64 LibreOffice_project/00m0$Build-3</meta:generator>
    <meta:document-statistic meta:table-count="0" meta:image-count="0" meta:object-count="0" meta:page-count="3" meta:paragraph-count="94" meta:word-count="382" meta:character-count="2386" meta:non-whitespace-character-count="1802"/>
  </office:meta>
</office:document-meta>
</file>